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/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>
            <text:p>Unit size</text:p>
          </table:table-cell>
          <table:table-cell table:style-name="Default" office:value-type="string">
            <text:p>Seconds</text:p>
          </table:table-cell>
          <table:table-cell/>
          <table:table-cell>
            <draw:frame table:end-cell-address="Sheet1.J24" table:end-x="0.8232in" table:end-y="0.1047in" draw:z-index="0" draw:style-name="gr1" svg:width="5.9925in" svg:height="4.0791in" svg:x="0.165in" svg:y="0.115in">
              <draw:object draw:notify-on-update-of-ranges="Sheet1.A1:Sheet1.A1 Sheet1.A2:Sheet1.A9 Sheet1.B1:Sheet1.B1 Sheet1.B2:Sheet1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4*60+8.3" office:value-type="float" office:value="248.3">
            <text:p>248.3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8">
            <text:p>158.0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table:formula="of:=60+56.3" office:value-type="float" office:value="116.3">
            <text:p>116.3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table:formula="of:=60+30.6" office:value-type="float" office:value="90.6">
            <text:p>90.6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14">07/14/2009</text:date>, <text:time>18:14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ed Timmons</meta:initial-creator>
    <meta:creation-date>2009-07-14T18:03:59.72</meta:creation-date>
    <dc:date>2009-07-14T18:14:43.03</dc:date>
    <dc:creator>Ted Timmons</dc:creator>
    <meta:editing-duration>PT00H10M46S</meta:editing-duration>
    <meta:editing-cycles>1</meta:editing-cycles>
    <meta:document-statistic meta:table-count="3" meta:cell-count="10" meta:object-count="1"/>
    <meta:generator>OpenOffice.org/3.0$Win32 OpenOffice.org_project/300m15$Build-937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number-style style:name="N116">
      <number:number number:decimal-places="1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>
      <style:text-properties fo:font-size="9pt" style:font-size-asian="9pt" style:font-size-complex="9pt"/>
    </style:style>
    <style:style style:name="ch6" style:family="chart" style:data-style-name="N116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5.222cm" svg:height="10.362cm" chart:class="chart:scatter" chart:style-name="ch1">
        <chart:title svg:x="4.872cm" svg:y="0.208cm" chart:style-name="ch2">
          <text:p>Request size vs request time</text:p>
        </chart:title>
        <chart:plot-area chart:style-name="ch3" table:cell-range-address="Sheet1.A1:Sheet1.B9" chart:data-source-has-labels="row" svg:x="0.407cm" svg:y="0.918cm" svg:width="14.511cm" svg:height="9.231cm">
          <chart:axis chart:dimension="x" chart:name="primary-x" chart:style-name="ch4">
            <chart:title svg:x="6.282cm" svg:y="9.758cm" chart:style-name="ch5">
              <text:p>Request size (contribs)</text:p>
            </chart:title>
          </chart:axis>
          <chart:axis chart:dimension="y" chart:name="primary-y" chart:style-name="ch6">
            <chart:title svg:x="0.305cm" svg:y="6.994cm" chart:style-name="ch7">
              <text:p>Request time (seconds)</text:p>
            </chart:title>
            <chart:grid chart:style-name="ch8" chart:class="major"/>
          </chart:axis>
          <chart:series chart:style-name="ch9" chart:values-cell-range-address="Sheet1.B2:Sheet1.B9" chart:label-cell-address="Sheet1.B1:Sheet1.B1" chart:class="chart:scatter">
            <chart:domain table:cell-range-address="Sheet1.A2:Sheet1.A9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:Sheet1.B1">Second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 text:id="Sheet1.A2:Sheet1.A9">50</text:p>
              </table:table-cell>
              <table:table-cell office:value-type="float" office:value="248.3">
                <text:p text:id="Sheet1.B2:Sheet1.B9">248.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50">
                <text:p>350</text:p>
              </table:table-cell>
              <table:table-cell office:value-type="float" office:value="116.3">
                <text:p>116.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0">
                <text:p>500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